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23eb04" officeooo:paragraph-rsid="0023eb04"/>
    </style:style>
    <style:style style:name="P2" style:family="paragraph" style:parent-style-name="Standard" style:list-style-name="L1">
      <style:text-properties officeooo:rsid="001e869e" officeooo:paragraph-rsid="001e869e"/>
    </style:style>
    <style:style style:name="P3" style:family="paragraph" style:parent-style-name="Standard" style:list-style-name="L1">
      <style:text-properties officeooo:rsid="001f34f9" officeooo:paragraph-rsid="001f34f9"/>
    </style:style>
    <style:style style:name="T1" style:family="text">
      <style:text-properties officeooo:rsid="001e869e"/>
    </style:style>
    <style:style style:name="T2" style:family="text">
      <style:text-properties officeooo:rsid="001f34f9"/>
    </style:style>
    <style:style style:name="T3" style:family="text">
      <style:text-properties officeooo:rsid="001fc0d6"/>
    </style:style>
    <style:style style:name="T4" style:family="text">
      <style:text-properties officeooo:rsid="001ff739"/>
    </style:style>
    <style:style style:name="T5" style:family="text">
      <style:text-properties officeooo:rsid="002198ca"/>
    </style:style>
    <style:style style:name="T6" style:family="text">
      <style:text-properties officeooo:rsid="0022a82c"/>
    </style:style>
    <style:style style:name="T7" style:family="text">
      <style:text-properties officeooo:rsid="0023eb04"/>
    </style:style>
    <style:style style:name="T8" style:family="text">
      <style:text-properties officeooo:rsid="0024b3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e Labels <text:span text:style-name="T1">for Photo Album</text:span></text:h>
      <text:p text:style-name="Standard"/>
      <text:list xml:id="list2174009295" text:style-name="L1">
        <text:list-item>
          <text:p text:style-name="P2">Use photoDesc to enter title and comm<text:span text:style-name="T6">e</text:span>nt (if required) for each picture.</text:p>
        </text:list-item>
        <text:list-item>
          <text:p text:style-name="P2">Put all the pictures to be labelled in the same directory.</text:p>
        </text:list-item>
        <text:list-item>
          <text:p text:style-name="P2">In that directory, run photo<text:span text:style-name="T8">csv</text:span>, directing output to a csv file (eg photo<text:span text:style-name="T8">csv</text:span> &gt; pics.csv).</text:p>
        </text:list-item>
        <text:list-item>
          <text:p text:style-name="P2">Run <text:span text:style-name="T7">LibreOffice</text:span> and choose to create a new database. Select “connect to an existing database” and select “spreadsheet” then “Next&gt;&gt;”. Browse to and select the <text:span text:style-name="T3">csv</text:span> file you created, then “Next&gt;&gt;”. Select to register the database but you don't need to open it. Choose the name and location for the database (eg pics) and save.</text:p>
        </text:list-item>
        <text:list-item>
          <text:p text:style-name="P2">From <text:span text:style-name="T7">LibreOffice</text:span> select file, new, labels. Select the database you created (eg pics). Select the table (there will only be one). Select the first database field you want to appear on your labels and click the left pointing arrow above. The field <text:span text:style-name="T3">you selected then </text:span>appears under “inscription”. If you want anything else (text, new line etc) before the next field just type it in the inscription. Continue for all <text:span text:style-name="T3">the</text:span> fields <text:span text:style-name="T3">you want on</text:span> <text:span text:style-name="T3">your labels</text:span>.</text:p>
        </text:list-item>
        <text:list-item>
          <text:p text:style-name="P2">Choose the format you want. You can choose a standard Avery or other label. Or you can choose one and edit it for a non-standard <text:span text:style-name="T4">(user) </text:span>label. <text:span text:style-name="T4">For me, there's some weirdness here if you try to type in the dimensions directly, although the plus/minus buttons seem to work.</text:span> <text:span text:style-name="T2">Under “Options” select “Synchronize contents”. You will then be able to modify a label (eg font) and propagate your change to all the labels.</text:span></text:p>
        </text:list-item>
        <text:list-item>
          <text:p text:style-name="P3">Click “New Document”. The page appears with the fields as you selected. You can modify a label at this stage and then copy the change to all labels by clicking on the Synchronize Labels button that appears in a separate window.</text:p>
        </text:list-item>
        <text:list-item>
          <text:p text:style-name="P3">Under Tools select “Mail Merge Wizard”. Select “Use the current document”, “Next&gt;&gt;”. Select “Letter”, “Next&gt;&gt;”. Check that the “Current address list” shows your database name (eg pics). Don't select an ad<text:span text:style-name="T5">d</text:span>ress block, “Next&gt;&gt;”. Don't select a salutation, click “Finish”.</text:p>
        </text:list-item>
        <text:list-item>
          <text:p text:style-name="P3">From the <text:span text:style-name="T7">mail merge</text:span> <text:span text:style-name="T7">tool bar</text:span> you can select edit, save or print the merged document. You only see the fields, not the merged text, if you edit save or print. You can save to an odt file, for example, open it to check it's what you want then print i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4:51:49.646403051</meta:creation-date>
    <dc:date>2018-02-09T16:59:40.385366407</dc:date>
    <meta:editing-duration>PT34M7S</meta:editing-duration>
    <meta:editing-cycles>8</meta:editing-cycles>
    <meta:generator>LibreOffice/5.4.4.2$Linux_X86_64 LibreOffice_project/40$Build-2</meta:generator>
    <meta:document-statistic meta:table-count="0" meta:image-count="0" meta:object-count="0" meta:page-count="1" meta:paragraph-count="10" meta:word-count="388" meta:character-count="2196" meta:non-whitespace-character-count="1827"/>
  </office:meta>
</office:document-meta>
</file>